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contrat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lista = comprobarStockMedicamentos()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-El sistema muestra una lista con todos los medicamentos que tengan su stock actual por debajo de su stock mínimo permitido.</text:p>
            <text:p text:style-name="P3">-También se hace un recuento en cada uno de los lotes de cada medicamento que actualiza su stock actual, decrementando del stock total los posibles medicamentos caducados.</text:p>
            <text:p text:style-name="P3">-Además, el sistema elimina los lotes de medicamentos caducados.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>-El sistema mostrará una lista con los medicamentos que tienen su stock total por debajo de su mínimo, así como la cantidad actual existente en el almacén y la mínima que debería de sobrepasar.</text:p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-El farmacéutico debe estar validado en el sistema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3">-Fue destruido un objeto LoteMedicamento si este estuviera caducado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exito = recetarMedicamento(FechaInicio, Duracion, NumDosisToma, TiempoEntreTomas...) 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crea una nueva receta para el paciente al que está atendiendo en ese momento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>buscarMedicamento</text:p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>-Si el medicamento no existe, el sistema muestra una excepción y termina el CU.</text:p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>-El sistema mostrará el Id de la receta generada.</text:p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-El médico debe estar validado en el sistema.</text:p>
            <text:p text:style-name="P2">-El paciente debe haberse validado mediante el CU atenderPaciente.</text:p>
            <text:p text:style-name="P2">-El farmacéutico debe de elegir uno de los medicamentos que muestra el sistema en el CU buscarMedicamento.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3">-Se creó un nuevo objeto Receta.</text:p>
            <text:p text:style-name="P3">-Se añadió al multiobjeto Receta.</text:p>
            <text:p text:style-name="P3">-Se creó un enlace entre la Receta y el Paciente que está en la consulta.</text:p>
            <text:p text:style-name="P3">-Se creó un enlace entre la Receta y el Médico que la recet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2">confirmacion = atenderPaciente(DNI)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3">El sistema se prepara para que el médico pueda diagnosticar correctamente al paciente que llega a la consulta en ese preciso instante.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>recetarMedicamento, solicitarCitaPrueba</text:p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>-Si el paciente no existe, termina el CU y se devuelve una excepción.</text:p>
            <text:p text:style-name="P2">-Si el paciente a atender no tiene una cita en el instante en el que quiere ser atendido, termina el CU y se devuelve una excepción informando sobre ello.</text:p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>-El sistema devolverá si se ha realizado correctamente la operación.</text:p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-El médico debe estar validado en el sistema.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3">-Se almacena el volante*</text:p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lista = buscarMedicamento(Nombre)</text:p>
          </table:table-cell>
        </table:table-row>
        <table:table-row table:style-name="Tabla3.1">
          <table:table-cell table:style-name="Tabla3.A2" office:value-type="string">
            <text:p text:style-name="P1">Responsabilidades</text:p>
          </table:table-cell>
          <table:table-cell table:style-name="Tabla3.A2" office:value-type="string">
            <text:p text:style-name="P3">El sistema busca uno a uno los medicamentos que contengan el nombre introducido por parámetro.</text:p>
          </table:table-cell>
        </table:table-row>
        <table:table-row table:style-name="Tabla3.1">
          <table:table-cell table:style-name="Tabla3.A3" office:value-type="string">
            <text:p text:style-name="P1">Tipo</text:p>
          </table:table-cell>
          <table:table-cell table:style-name="Tabla3.A3" office:value-type="string">
            <text:p text:style-name="P2">&lt;Sistema&gt;</text:p>
          </table:table-cell>
        </table:table-row>
        <table:table-row table:style-name="Tabla3.1">
          <table:table-cell table:style-name="Tabla3.A2" office:value-type="string">
            <text:p text:style-name="P1">Referencias cruzada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Notas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Excepcione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Salida</text:p>
          </table:table-cell>
          <table:table-cell table:style-name="Tabla3.A3" office:value-type="string">
            <text:p text:style-name="P2">-El sistema devolverá una lista con los nombres de los medicamentos que empiecen o tengan parte del nombre Nombre.</text:p>
            <text:p text:style-name="P2">-Si no encuentra ninguno, devolverá una lista vacía.</text:p>
          </table:table-cell>
        </table:table-row>
        <table:table-row table:style-name="Tabla3.1">
          <table:table-cell table:style-name="Tabla3.A2" office:value-type="string">
            <text:p text:style-name="P1">Precondición</text:p>
          </table:table-cell>
          <table:table-cell table:style-name="Tabla3.A2" office:value-type="string">
            <text:p text:style-name="P2">-El farmacéutico debe estar validado en el sistema.</text:p>
          </table:table-cell>
        </table:table-row>
        <table:table-row table:style-name="Tabla3.1">
          <table:table-cell table:style-name="Tabla3.A9" office:value-type="string">
            <text:p text:style-name="P1">Postcondición</text:p>
          </table:table-cell>
          <table:table-cell table:style-name="Tabla3.A9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 A</dc:creator>
    <meta:editing-cycles>52</meta:editing-cycles>
    <meta:creation-date>2010-12-15T10:00:00</meta:creation-date>
    <dc:date>2011-04-15T15:20:48</dc:date>
    <meta:editing-duration>PT2H23M4S</meta:editing-duration>
    <meta:generator>OpenOffice.org/3.3$Unix OpenOffice.org_project/330m20$Build-9567</meta:generator>
    <meta:document-statistic meta:table-count="4" meta:image-count="0" meta:object-count="0" meta:page-count="2" meta:paragraph-count="73" meta:word-count="420" meta:character-count="2784"/>
    <meta:template xlink:type="simple" xlink:actuate="onRequest" xlink:title="Normal" xlink:href=""/>
  </office:meta>
</office:document-meta>
</file>